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800000018D0CE4D4146CDF6A6.png" manifest:media-type="image/png"/>
  <manifest:file-entry manifest:full-path="Pictures/100000010000000F000000145C68326110489DBB.png" manifest:media-type="image/png"/>
  <manifest:file-entry manifest:full-path="Pictures/100000010000001100000014BF04D1ED1A17A6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Heading_20_1">
      <style:paragraph-properties fo:margin-top="0.1189in" fo:margin-bottom="0in" style:contextual-spacing="false"/>
    </style:style>
    <style:style style:name="P2" style:family="paragraph" style:parent-style-name="Heading_20_1">
      <style:paragraph-properties fo:margin-top="0.098in" fo:margin-bottom="0in" style:contextual-spacing="false"/>
    </style:style>
    <style:style style:name="P3" style:family="paragraph" style:parent-style-name="Heading_20_2">
      <style:paragraph-properties fo:margin-top="0.0374in" fo:margin-bottom="0in" style:contextual-spacing="false"/>
    </style:style>
    <style:style style:name="P4" style:family="paragraph" style:parent-style-name="Standard">
      <style:paragraph-properties fo:margin-left="0.0799in" fo:margin-right="0in" fo:margin-top="0.0091in" fo:margin-bottom="0in" style:contextual-spacing="false" fo:text-align="start" style:justify-single-word="false" fo:text-indent="0in" style:auto-text-indent="false"/>
    </style:style>
    <style:style style:name="P5" style:family="paragraph" style:parent-style-name="Standard">
      <style:paragraph-properties fo:margin-left="0.0799in" fo:margin-right="0in" fo:margin-top="0.0744in" fo:margin-bottom="0in" style:contextual-spacing="false" fo:text-align="start" style:justify-single-word="false" fo:text-indent="0in" style:auto-text-indent="false"/>
    </style:style>
    <style:style style:name="P6" style:family="paragraph" style:parent-style-name="Standard">
      <style:paragraph-properties fo:margin-left="0.0799in" fo:margin-right="0in" fo:margin-top="0.0744in" fo:margin-bottom="0in" style:contextual-spacing="false" fo:text-align="start" style:justify-single-word="false" fo:text-indent="0in" style:auto-text-indent="false" fo:break-before="column"/>
    </style:style>
    <style:style style:name="P7" style:family="paragraph" style:parent-style-name="Standard">
      <style:paragraph-properties fo:margin-left="0.0799in" fo:margin-right="0in" fo:margin-top="0.1228in" fo:margin-bottom="0in" style:contextual-spacing="false" fo:text-align="start" style:justify-single-word="false" fo:text-indent="0in" style:auto-text-indent="false"/>
    </style:style>
    <style:style style:name="P8" style:family="paragraph" style:parent-style-name="Standard">
      <style:paragraph-properties fo:margin-left="0.0799in" fo:margin-right="0in" fo:margin-top="0in" fo:margin-bottom="0in" style:contextual-spacing="false" fo:text-align="start" style:justify-single-word="false" fo:text-indent="0in" style:auto-text-indent="false"/>
    </style:style>
    <style:style style:name="P9" style:family="paragraph" style:parent-style-name="Standard">
      <style:paragraph-properties fo:margin-left="0.0799in" fo:margin-right="0in" fo:margin-top="0.0736in" fo:margin-bottom="0in" style:contextual-spacing="false" fo:text-align="start" style:justify-single-word="false" fo:text-indent="0in" style:auto-text-indent="false"/>
    </style:style>
    <style:style style:name="P10" style:family="paragraph" style:parent-style-name="Standard">
      <style:paragraph-properties fo:margin-left="0.0799in" fo:margin-right="0in" fo:margin-top="0.0374in" fo:margin-bottom="0in" style:contextual-spacing="false" fo:text-align="start" style:justify-single-word="false" fo:text-indent="0in" style:auto-text-indent="false"/>
    </style:style>
    <style:style style:name="P11" style:family="paragraph" style:parent-style-name="Standard">
      <style:paragraph-properties fo:margin-left="0.0799in" fo:margin-right="0in" fo:margin-top="0.0366in" fo:margin-bottom="0in" style:contextual-spacing="false" fo:text-align="start" style:justify-single-word="false" fo:text-indent="0in" style:auto-text-indent="false">
        <style:tab-stops>
          <style:tab-stop style:position="1.6244in"/>
          <style:tab-stop style:position="2.9264in"/>
        </style:tab-stops>
      </style:paragraph-properties>
    </style:style>
    <style:style style:name="P12" style:family="paragraph" style:parent-style-name="Standard">
      <style:paragraph-properties fo:margin-left="0.1591in" fo:margin-right="0in" fo:margin-top="0.0709in" fo:margin-bottom="0in" style:contextual-spacing="false" fo:text-align="start" style:justify-single-word="false" fo:text-indent="0in" style:auto-text-indent="false"/>
    </style:style>
    <style:style style:name="P13" style:family="paragraph" style:parent-style-name="Standard">
      <style:paragraph-properties fo:margin-left="0.0709in" fo:margin-right="0in" fo:margin-top="0in" fo:margin-bottom="0in" style:contextual-spacing="false" fo:text-align="start" style:justify-single-word="false" fo:text-indent="0in" style:auto-text-indent="false"/>
    </style:style>
    <style:style style:name="P14" style:family="paragraph" style:parent-style-name="Standard">
      <style:paragraph-properties fo:margin-left="0.0709in" fo:margin-right="0in" fo:margin-top="0.1673in" fo:margin-bottom="0in" style:contextual-spacing="false" fo:line-height="0.8984in" fo:text-align="start" style:justify-single-word="false" fo:text-indent="0in" style:auto-text-indent="false" fo:break-before="column">
        <style:tab-stops>
          <style:tab-stop style:position="0.7752in"/>
        </style:tab-stops>
      </style:paragraph-properties>
    </style:style>
    <style:style style:name="P15" style:family="paragraph" style:parent-style-name="Text_20_body">
      <style:paragraph-properties fo:margin-left="0.1236in" fo:margin-right="0in" fo:margin-top="0.1193in" fo:margin-bottom="0in" style:contextual-spacing="false" fo:text-indent="0in" style:auto-text-indent="false"/>
    </style:style>
    <style:style style:name="P16" style:family="paragraph" style:parent-style-name="Text_20_body">
      <style:paragraph-properties fo:margin-left="0.1217in" fo:margin-right="0in" fo:margin-top="0.1193in" fo:margin-bottom="0in" style:contextual-spacing="false" fo:text-indent="0in" style:auto-text-indent="false" fo:break-before="column"/>
    </style:style>
    <style:style style:name="P17" style:family="paragraph" style:parent-style-name="Text_20_body">
      <style:paragraph-properties fo:margin-top="0.0071in" fo:margin-bottom="0in" style:contextual-spacing="false"/>
      <style:text-properties fo:font-size="11pt" style:font-size-asian="11pt"/>
    </style:style>
    <style:style style:name="P18" style:family="paragraph" style:parent-style-name="Text_20_body">
      <style:paragraph-properties fo:margin-top="0.0016in" fo:margin-bottom="0in" style:contextual-spacing="false"/>
      <style:text-properties style:font-name="Trebuchet MS" fo:font-size="1pt" style:font-size-asian="1pt"/>
    </style:style>
    <style:style style:name="P19" style:family="paragraph" style:parent-style-name="Text_20_body">
      <style:paragraph-properties fo:margin-top="0.0035in" fo:margin-bottom="0in" style:contextual-spacing="false"/>
      <style:text-properties style:font-name="Trebuchet MS" fo:font-size="9pt" style:font-size-asian="9pt"/>
    </style:style>
    <style:style style:name="P20" style:family="paragraph" style:parent-style-name="Text_20_body">
      <style:paragraph-properties fo:margin-top="0.0043in" fo:margin-bottom="0in" style:contextual-spacing="false"/>
      <style:text-properties style:font-name="Trebuchet MS" fo:font-size="9pt" style:font-size-asian="9pt"/>
    </style:style>
    <style:style style:name="P21" style:family="paragraph" style:parent-style-name="Text_20_body">
      <style:paragraph-properties fo:margin-top="0.0008in" fo:margin-bottom="0in" style:contextual-spacing="false"/>
      <style:text-properties style:font-name="Trebuchet MS" fo:font-size="14pt" style:font-size-asian="14pt"/>
    </style:style>
    <style:style style:name="P22" style:family="paragraph" style:parent-style-name="Text_20_body">
      <style:text-properties style:font-name="Trebuchet MS" fo:font-size="14pt" style:font-size-asian="14pt"/>
    </style:style>
    <style:style style:name="P23" style:family="paragraph" style:parent-style-name="Text_20_body">
      <style:paragraph-properties fo:margin-top="0.0063in" fo:margin-bottom="0in" style:contextual-spacing="false"/>
      <style:text-properties style:font-name="Trebuchet MS" fo:font-size="10pt" style:font-size-asian="10pt"/>
    </style:style>
    <style:style style:name="P24" style:family="paragraph" style:parent-style-name="Text_20_body">
      <style:paragraph-properties fo:margin-top="0.0071in" fo:margin-bottom="0in" style:contextual-spacing="false"/>
      <style:text-properties style:font-name="Trebuchet MS" fo:font-size="10pt" style:font-size-asian="10pt"/>
    </style:style>
    <style:style style:name="P25" style:family="paragraph" style:parent-style-name="Text_20_body">
      <style:text-properties style:font-name="Trebuchet MS" fo:font-size="4.5pt" style:font-size-asian="4.5pt"/>
    </style:style>
    <style:style style:name="P26" style:family="paragraph" style:parent-style-name="Text_20_body">
      <style:paragraph-properties fo:margin-left="0.0799in" fo:margin-right="-0.0201in" fo:line-height="0.0173in" fo:text-indent="0in" style:auto-text-indent="false"/>
    </style:style>
    <style:style style:name="P27" style:family="paragraph" style:parent-style-name="Text_20_body">
      <style:paragraph-properties fo:margin-left="0.0799in" fo:margin-right="0.2752in" fo:margin-top="0.1181in" fo:margin-bottom="0in" style:contextual-spacing="false" fo:line-height="105%" fo:text-indent="0in" style:auto-text-indent="false"/>
    </style:style>
    <style:style style:name="P28" style:family="paragraph" style:parent-style-name="Text_20_body">
      <style:paragraph-properties fo:margin-left="0.0799in" fo:margin-right="0.0516in" fo:line-height="105%" fo:text-indent="0in" style:auto-text-indent="false"/>
    </style:style>
    <style:style style:name="P29" style:family="paragraph" style:parent-style-name="Text_20_body">
      <style:paragraph-properties fo:margin-left="0.0799in" fo:margin-right="0.0126in" fo:margin-top="0.0445in" fo:margin-bottom="0in" style:contextual-spacing="false" fo:line-height="105%" fo:text-indent="0in" style:auto-text-indent="false"/>
    </style:style>
    <style:style style:name="P30" style:family="paragraph" style:parent-style-name="Text_20_body">
      <style:text-properties fo:font-size="10pt" style:font-size-asian="10pt"/>
    </style:style>
    <style:style style:name="P31" style:family="paragraph" style:parent-style-name="Text_20_body">
      <style:paragraph-properties fo:margin-top="0.0035in" fo:margin-bottom="0in" style:contextual-spacing="false"/>
      <style:text-properties fo:font-size="12.5pt" style:font-size-asian="12.5pt"/>
    </style:style>
    <style:style style:name="P32" style:family="paragraph" style:parent-style-name="Text_20_body">
      <style:paragraph-properties fo:margin-top="0.002in" fo:margin-bottom="0in" style:contextual-spacing="false"/>
      <style:text-properties fo:font-size="14.5pt" style:font-size-asian="14.5pt"/>
    </style:style>
    <style:style style:name="P33" style:family="paragraph" style:parent-style-name="Text_20_body">
      <style:paragraph-properties fo:margin-top="0.0075in" fo:margin-bottom="0in" style:contextual-spacing="false"/>
    </style:style>
    <style:style style:name="P34" style:family="paragraph" style:parent-style-name="Title" style:master-page-name="Standard">
      <style:paragraph-properties style:page-number="auto"/>
    </style:style>
    <style:style style:name="P35" style:family="paragraph">
      <loext:graphic-properties draw:fill="solid" draw:fill-color="#64696d" draw:opacity="50%"/>
      <style:paragraph-properties fo:text-align="center"/>
    </style:style>
    <style:style style:name="P36" style:family="paragraph">
      <loext:graphic-properties draw:fill="solid" draw:fill-color="#e3e3e3"/>
      <style:paragraph-properties fo:text-align="center"/>
      <style:text-properties fo:font-size="11pt"/>
    </style:style>
    <style:style style:name="P37" style:family="paragraph">
      <loext:graphic-properties draw:fill="solid" draw:fill-color="#000000"/>
      <style:paragraph-properties fo:text-align="center"/>
      <style:text-properties fo:font-size="11pt"/>
    </style:style>
    <style:style style:name="P38" style:family="paragraph">
      <loext:graphic-properties draw:fill="solid" draw:fill-color="#ffffff"/>
      <style:paragraph-properties fo:text-align="center"/>
      <style:text-properties fo:font-size="11pt"/>
    </style:style>
    <style:style style:name="P39" style:family="paragraph">
      <loext:graphic-properties draw:fill="solid" draw:fill-color="#64696d" draw:opacity="50%"/>
      <style:paragraph-properties fo:text-align="center"/>
      <style:text-properties fo:font-size="11pt"/>
    </style:style>
    <style:style style:name="P40" style:family="paragraph">
      <loext:graphic-properties draw:fill="solid" draw:fill-color="#a8a8a8"/>
      <style:paragraph-properties fo:text-align="center"/>
    </style:style>
    <style:style style:name="T1" style:family="text">
      <style:text-properties style:text-scale="110%"/>
    </style:style>
    <style:style style:name="T2" style:family="text">
      <style:text-properties fo:letter-spacing="-0.0217in" style:text-scale="110%"/>
    </style:style>
    <style:style style:name="T3" style:family="text">
      <style:text-properties fo:color="#6f7878" loext:opacity="100%" style:font-name="Trebuchet MS" fo:font-size="11.5pt" fo:letter-spacing="-0.0008in" style:font-size-asian="11.5pt" style:text-scale="105%"/>
    </style:style>
    <style:style style:name="T4" style:family="text">
      <style:text-properties fo:color="#6f7878" loext:opacity="100%" style:font-name="Trebuchet MS" fo:font-size="11.5pt" fo:letter-spacing="-0.0102in" style:font-size-asian="11.5pt" style:text-scale="105%"/>
    </style:style>
    <style:style style:name="T5" style:family="text">
      <style:text-properties fo:color="#6f7878" loext:opacity="100%" style:font-name="Trebuchet MS" fo:font-size="9.5pt" style:font-size-asian="9.5pt"/>
    </style:style>
    <style:style style:name="T6" style:family="text">
      <style:text-properties fo:color="#6f7878" loext:opacity="100%" style:font-name="Trebuchet MS" fo:font-size="9.5pt" style:font-size-asian="9.5pt" style:text-scale="105%"/>
    </style:style>
    <style:style style:name="T7" style:family="text">
      <style:text-properties fo:color="#6f7878" loext:opacity="100%" style:font-name="Trebuchet MS" fo:font-size="9.5pt" fo:letter-spacing="0.0047in" style:font-size-asian="9.5pt"/>
    </style:style>
    <style:style style:name="T8" style:family="text">
      <style:text-properties fo:color="#6f7878" loext:opacity="100%" style:font-name="Trebuchet MS" fo:font-size="9.5pt" fo:letter-spacing="-0.0043in" style:font-size-asian="9.5pt" style:text-scale="105%"/>
    </style:style>
    <style:style style:name="T9" style:family="text">
      <style:text-properties fo:color="#6f7878" loext:opacity="100%" style:font-name="Trebuchet MS" fo:font-size="9.5pt" fo:letter-spacing="-0.0071in" style:font-size-asian="9.5pt" style:text-scale="105%"/>
    </style:style>
    <style:style style:name="T10" style:family="text">
      <style:text-properties fo:color="#6f7878" loext:opacity="100%" style:font-name="Trebuchet MS" fo:font-size="9.5pt" fo:letter-spacing="-0.0083in" style:font-size-asian="9.5pt" style:text-scale="105%"/>
    </style:style>
    <style:style style:name="T11" style:family="text">
      <style:text-properties fo:color="#6f7878" loext:opacity="100%" style:font-name="Trebuchet MS" fo:font-size="9.5pt" fo:letter-spacing="-0.0035in" style:font-size-asian="9.5pt" style:text-scale="105%"/>
    </style:style>
    <style:style style:name="T12" style:family="text">
      <style:text-properties fo:color="#6f7878" loext:opacity="100%" style:font-name="Trebuchet MS" fo:font-size="9.5pt" fo:letter-spacing="-0.0075in" style:font-size-asian="9.5pt" style:text-scale="105%"/>
    </style:style>
    <style:style style:name="T13" style:family="text">
      <style:text-properties fo:color="#6f7878" loext:opacity="100%" style:font-name="Trebuchet MS" fo:font-size="9.5pt" fo:letter-spacing="-0.0098in" style:font-size-asian="9.5pt" style:text-scale="105%"/>
    </style:style>
    <style:style style:name="T14" style:family="text">
      <style:text-properties fo:color="#6f7878" loext:opacity="100%" style:font-name="Trebuchet MS" fo:font-size="9.5pt" fo:letter-spacing="-0.011in" style:font-size-asian="9.5pt" style:text-scale="105%"/>
    </style:style>
    <style:style style:name="T15" style:family="text">
      <style:text-properties fo:color="#6f7878" loext:opacity="100%"/>
    </style:style>
    <style:style style:name="T16" style:family="text">
      <style:text-properties fo:color="#6f7878" loext:opacity="100%" fo:letter-spacing="-0.0008in" style:text-scale="105%"/>
    </style:style>
    <style:style style:name="T17" style:family="text">
      <style:text-properties fo:color="#6f7878" loext:opacity="100%" fo:letter-spacing="-0.0161in" style:text-scale="105%"/>
    </style:style>
    <style:style style:name="T18" style:family="text">
      <style:text-properties fo:color="#6f7878" loext:opacity="100%" fo:letter-spacing="-0.0091in" style:text-scale="105%"/>
    </style:style>
    <style:style style:name="T19" style:family="text">
      <style:text-properties fo:color="#6f7878" loext:opacity="100%" style:text-scale="105%"/>
    </style:style>
    <style:style style:name="T20" style:family="text">
      <style:text-properties fo:color="#6f7878" loext:opacity="100%" fo:letter-spacing="-0.0098in" style:text-scale="105%"/>
    </style:style>
    <style:style style:name="T21" style:family="text">
      <style:text-properties style:font-name="Trebuchet MS" fo:font-size="11.5pt" style:font-size-asian="11.5pt"/>
    </style:style>
    <style:style style:name="T22" style:family="text">
      <style:text-properties style:font-name="Trebuchet MS" fo:font-size="8.5pt" style:font-size-asian="8.5pt"/>
    </style:style>
    <style:style style:name="T23" style:family="text">
      <style:text-properties style:font-name="Trebuchet MS" fo:font-size="1pt" style:font-size-asian="1pt"/>
    </style:style>
    <style:style style:name="T24" style:family="text">
      <style:text-properties style:font-name="Trebuchet MS" fo:font-size="9.5pt" style:font-size-asian="9.5pt"/>
    </style:style>
    <style:style style:name="T25" style:family="text">
      <style:text-properties style:font-name="Trebuchet MS" fo:font-size="9.5pt" style:font-size-asian="9.5pt" style:text-scale="105%"/>
    </style:style>
    <style:style style:name="T26" style:family="text">
      <style:text-properties style:font-name="Trebuchet MS" fo:font-size="9.5pt" fo:letter-spacing="-0.0016in" style:font-size-asian="9.5pt" style:text-scale="105%"/>
    </style:style>
    <style:style style:name="T27" style:family="text">
      <style:text-properties fo:color="#b9b9b9" loext:opacity="100%" style:font-name="Times New Roman" fo:font-size="6.5pt" style:font-size-asian="6.5pt" style:text-scale="115%"/>
    </style:style>
    <style:style style:name="T28" style:family="text">
      <style:text-properties fo:color="#b9b9b9" loext:opacity="100%" style:font-name="Times New Roman" fo:font-size="6.5pt" style:font-size-asian="6.5pt" style:text-scale="110%"/>
    </style:style>
    <style:style style:name="T29" style:family="text">
      <style:text-properties fo:color="#b9b9b9" loext:opacity="100%" style:font-name="Times New Roman" fo:font-size="6.5pt" fo:letter-spacing="0.0016in" style:font-size-asian="6.5pt" style:text-scale="115%"/>
    </style:style>
    <style:style style:name="T30" style:family="text">
      <style:text-properties fo:color="#b9b9b9" loext:opacity="100%" style:font-name="Times New Roman" fo:font-size="6.5pt" fo:letter-spacing="0.0008in" style:font-size-asian="6.5pt" style:text-scale="110%"/>
    </style:style>
    <style:style style:name="T31" style:family="text">
      <style:text-properties fo:color="#b9b9b9" loext:opacity="100%" style:font-name="Times New Roman" fo:font-size="6.5pt" fo:letter-spacing="0.0055in" style:font-size-asian="6.5pt" style:text-scale="110%"/>
    </style:style>
    <style:style style:name="T32" style:family="text">
      <style:text-properties fo:color="#374246" loext:opacity="100%" style:text-position="6% 100%" style:text-scale="115%"/>
    </style:style>
    <style:style style:name="T33" style:family="text">
      <style:text-properties fo:color="#374246" loext:opacity="100%" style:text-position="6% 100%" fo:letter-spacing="-0.0063in" style:text-scale="115%"/>
    </style:style>
    <style:style style:name="T34" style:family="text">
      <style:text-properties fo:color="#374246" loext:opacity="100%" style:text-position="6% 100%" style:text-scale="110%"/>
    </style:style>
    <style:style style:name="T35" style:family="text">
      <style:text-properties fo:color="#374246" loext:opacity="100%" style:text-position="6% 100%" fo:letter-spacing="-0.0016in" style:text-scale="110%"/>
    </style:style>
    <style:style style:name="T36" style:family="text">
      <style:text-properties fo:color="#374246" loext:opacity="100%" style:text-position="6% 100%" fo:letter-spacing="-0.0008in" style:text-scale="110%"/>
    </style:style>
    <style:style style:name="T37" style:family="text">
      <style:text-properties fo:color="#374246" loext:opacity="100%" style:text-scale="110%"/>
    </style:style>
    <style:style style:name="T38" style:family="text">
      <style:text-properties fo:color="#374246" loext:opacity="100%" fo:letter-spacing="-0.0362in" style:text-scale="110%"/>
    </style:style>
    <style:style style:name="T39" style:family="text">
      <style:text-properties fo:color="#374246" loext:opacity="100%"/>
    </style:style>
    <style:style style:name="T40" style:family="text">
      <style:text-properties fo:color="#374246" loext:opacity="100%" fo:letter-spacing="0.0008in" style:text-scale="110%"/>
    </style:style>
    <style:style style:name="T41" style:family="text">
      <style:text-properties fo:color="#374246" loext:opacity="100%" fo:letter-spacing="-0.0047in" style:text-scale="110%"/>
    </style:style>
    <style:style style:name="T42" style:family="text">
      <style:text-properties fo:color="#374246" loext:opacity="100%" fo:letter-spacing="-0.0043in" style:text-scale="110%"/>
    </style:style>
    <style:style style:name="T43" style:family="text">
      <style:text-properties fo:color="#374246" loext:opacity="100%" fo:letter-spacing="-0.0028in" style:text-scale="110%"/>
    </style:style>
    <style:style style:name="T44" style:family="text">
      <style:text-properties fo:color="#374246" loext:opacity="100%" fo:letter-spacing="-0.002in" style:text-scale="110%"/>
    </style:style>
    <style:style style:name="T45" style:family="text">
      <style:text-properties fo:color="#374246" loext:opacity="100%" fo:letter-spacing="-0.0063in" style:text-scale="110%"/>
    </style:style>
    <style:style style:name="T46" style:family="text">
      <style:text-properties fo:color="#374246" loext:opacity="100%" fo:font-size="8pt" style:font-size-asian="8pt" style:text-scale="105%"/>
    </style:style>
    <style:style style:name="T47" style:family="text">
      <style:text-properties fo:color="#374246" loext:opacity="100%" fo:font-size="8pt" fo:letter-spacing="0.0146in" style:font-size-asian="8pt" style:text-scale="105%"/>
    </style:style>
    <style:style style:name="T48" style:family="text">
      <style:text-properties fo:color="#374246" loext:opacity="100%" fo:letter-spacing="-0.0055in" style:text-scale="110%"/>
    </style:style>
    <style:style style:name="T49" style:family="text">
      <style:text-properties fo:color="#374246" loext:opacity="100%" fo:font-size="7pt" style:font-size-asian="7pt" style:text-scale="105%"/>
    </style:style>
    <style:style style:name="T50" style:family="text">
      <style:text-properties fo:color="#374246" loext:opacity="100%" fo:font-size="7pt" style:font-size-asian="7pt" style:text-scale="110%"/>
    </style:style>
    <style:style style:name="T51" style:family="text">
      <style:text-properties fo:color="#374246" loext:opacity="100%" fo:font-size="7pt" fo:letter-spacing="-0.0075in" style:font-size-asian="7pt" style:text-scale="110%"/>
    </style:style>
    <style:style style:name="T52" style:family="text">
      <style:text-properties fo:color="#374246" loext:opacity="100%" style:text-position="-52% 100%" style:font-name="Times New Roman" fo:font-size="57pt" style:font-size-asian="57pt" style:text-scale="110%"/>
    </style:style>
    <style:style style:name="T53" style:family="text">
      <style:text-properties fo:color="#65696d" loext:opacity="100%" style:font-name="Trebuchet MS" fo:font-size="8.5pt" style:font-size-asian="8.5pt" style:text-scale="120%"/>
    </style:style>
    <style:style style:name="T54" style:family="text">
      <style:text-properties fo:color="#65696d" loext:opacity="100%" style:font-name="Trebuchet MS" fo:font-size="8.5pt" style:font-size-asian="8.5pt" style:text-scale="115%"/>
    </style:style>
    <style:style style:name="T55" style:family="text">
      <style:text-properties fo:color="#65696d" loext:opacity="100%" style:font-name="Trebuchet MS" fo:font-size="8.5pt" style:font-size-asian="8.5pt" style:text-scale="110%"/>
    </style:style>
    <style:style style:name="T56" style:family="text">
      <style:text-properties fo:letter-spacing="-0.0008in" style:text-scale="110%"/>
    </style:style>
    <style:style style:name="T57" style:family="text">
      <style:text-properties fo:letter-spacing="-0.0008in" style:text-scale="105%"/>
    </style:style>
    <style:style style:name="T58" style:family="text">
      <style:text-properties fo:letter-spacing="-0.0161in" style:text-scale="110%"/>
    </style:style>
    <style:style style:name="T59" style:family="text">
      <style:text-properties fo:color="#60696b" loext:opacity="100%" fo:font-size="8pt" style:font-size-asian="8pt" style:text-scale="110%"/>
    </style:style>
    <style:style style:name="T60" style:family="text">
      <style:text-properties fo:color="#60696b" loext:opacity="100%" fo:font-size="8pt" officeooo:rsid="00143d64" style:font-size-asian="8pt" style:text-scale="110%"/>
    </style:style>
    <style:style style:name="T61" style:family="text">
      <style:text-properties fo:color="#60696b" loext:opacity="100%" fo:font-size="8pt" fo:letter-spacing="-0.0043in" style:font-size-asian="8pt" style:text-scale="110%"/>
    </style:style>
    <style:style style:name="T62" style:family="text">
      <style:text-properties style:text-scale="105%"/>
    </style:style>
    <style:style style:name="T63" style:family="text">
      <style:text-properties fo:letter-spacing="0.0008in" style:text-scale="105%"/>
    </style:style>
    <style:style style:name="T64" style:family="text">
      <style:text-properties fo:letter-spacing="0.0016in" style:text-scale="105%"/>
    </style:style>
    <style:style style:name="T65" style:family="text">
      <style:text-properties fo:letter-spacing="-0.0035in" style:text-scale="105%"/>
    </style:style>
    <style:style style:name="T66" style:family="text">
      <style:text-properties fo:letter-spacing="-0.0047in" style:text-scale="105%"/>
    </style:style>
    <style:style style:name="T67" style:family="text">
      <style:text-properties fo:letter-spacing="-0.0118in" style:text-scale="110%"/>
    </style:style>
    <style:style style:name="T68" style:family="text">
      <style:text-properties fo:font-size="8.5pt" style:font-size-asian="8.5pt"/>
    </style:style>
    <style:style style:name="T69" style:family="text">
      <style:text-properties fo:font-size="8.5pt" style:font-size-asian="8.5pt" style:text-scale="110%"/>
    </style:style>
    <style:style style:name="T70" style:family="text">
      <style:text-properties fo:font-size="8.5pt" style:font-size-asian="8.5pt" style:text-scale="115%"/>
    </style:style>
    <style:style style:name="T71" style:family="text">
      <style:text-properties fo:font-size="8.5pt" fo:letter-spacing="0.0028in" style:font-size-asian="8.5pt" style:text-scale="110%"/>
    </style:style>
    <style:style style:name="T72" style:family="text">
      <style:text-properties fo:font-size="8.5pt" fo:letter-spacing="-0.0008in" style:font-size-asian="8.5pt" style:text-scale="110%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3">
          <style:column style:rel-width="11296*" fo:start-indent="0in" fo:end-indent="0.0138in"/>
          <style:column style:rel-width="18133*" fo:start-indent="0.0138in" fo:end-indent="0.0134in"/>
          <style:column style:rel-width="36106*" fo:start-indent="0.0134in" fo:end-indent="0in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38970*" fo:start-indent="0in" fo:end-indent="0.1654in"/>
          <style:column style:rel-width="26565*" fo:start-indent="0.1654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29184*" fo:start-indent="0in" fo:end-indent="2.1535in"/>
          <style:column style:rel-width="36351*" fo:start-indent="2.1535in" fo:end-indent="0in"/>
        </style:columns>
      </style:section-properties>
    </style:style>
    <style:style style:name="gr1" style:family="graphic">
      <style:graphic-properties draw:stroke="none" svg:stroke-width="0in" draw:fill="solid" draw:fill-color="#64696d" draw:opacity="50%" draw:textarea-horizontal-align="center" draw:textarea-vertical-align="top" draw:auto-grow-height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in" draw:fill="solid" draw:fill-color="#e3e3e3" draw:textarea-horizontal-align="center" draw:textarea-vertical-align="top" draw:auto-grow-height="false" style:run-through="background"/>
    </style:style>
    <style:style style:name="gr4" style:family="graphic">
      <style:graphic-properties draw:stroke="none" svg:stroke-width="0in" draw:fill="solid" draw:fill-color="#000000" draw:textarea-horizontal-align="center" draw:textarea-vertical-align="top" draw:auto-grow-height="false" style:run-through="background"/>
    </style:style>
    <style:style style:name="gr5" style:family="graphic">
      <style:graphic-properties draw:stroke="none" svg:stroke-width="0in" draw:fill="solid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6" style:family="graphic">
      <style:graphic-properties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in" draw:fill="solid" draw:fill-color="#64696d" draw:opacity="50%" draw:textarea-horizontal-align="center" draw:textarea-vertical-align="top" draw:auto-grow-height="false" style:run-through="background"/>
    </style:style>
    <style:style style:name="gr8" style:family="graphic">
      <style:graphic-properties draw:stroke="none" svg:stroke-width="0in" draw:fill="solid" draw:fill-color="#a8a8a8" draw:textarea-horizontal-align="center" draw:textarea-vertical-align="top" draw:auto-grow-height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" style:family="graphic">
      <style:graphic-properties draw:stroke="none" svg:stroke-width="0in" draw:fill="solid" draw:fill-color="#64696d" draw:opacity="50%" draw:textarea-horizontal-align="center" draw:textarea-vertical-align="top" draw:auto-grow-height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4"><text:span text:style-name="T1">Poornima</text:span><text:span text:style-name="T2"> </text:span><text:span text:style-name="T1">choyal</text:span></text:p>
        <text:p text:style-name="P4"><text:span text:style-name="T3">Academic</text:span><text:span text:style-name="T4"> </text:span><text:span text:style-name="T3">Guidance</text:span><text:span text:style-name="T4"> </text:span><text:span text:style-name="T3">Specialist</text:span></text:p>
      </text:section>
      <text:section text:style-name="Sect2" text:name="Section1">
        <text:p text:style-name="P15"><text:span text:style-name="T27">E</text:span><text:span text:style-name="T29"> </text:span><text:span text:style-name="T32">=91</text:span><text:span text:style-name="T33"> </text:span><text:span text:style-name="T32">8965805559</text:span></text:p>
        <text:p text:style-name="P16"><text:span text:style-name="T28"></text:span><text:span text:style-name="T30"> </text:span><text:a xlink:type="simple" xlink:href="mailto:poornimachoyal28@gmail.com" text:style-name="Default_20_Style" text:visited-style-name="Default_20_Style"><text:span text:style-name="T34">poornimachoyal28@gmail.com</text:span></text:a></text:p>
        <text:p text:style-name="P16"><text:span text:style-name="T28">e</text:span><text:span text:style-name="T31"> </text:span><text:span text:style-name="T34">Lotus</text:span><text:span text:style-name="T35"> </text:span><text:span text:style-name="T34">Garden</text:span><text:span text:style-name="T36"> </text:span><text:span text:style-name="T34">Colony</text:span><text:span text:style-name="T36"> </text:span><text:span text:style-name="T34">Tejaji</text:span><text:span text:style-name="T36"> </text:span><text:span text:style-name="T34">Nagar</text:span><text:span text:style-name="T35"> </text:span><text:span text:style-name="T34">Indore,</text:span><text:span text:style-name="T36"> </text:span><text:span text:style-name="T34">India,</text:span></text:p>
      </text:section>
      <text:section text:style-name="Sect1" text:name="Section2">
        <text:p text:style-name="P17"/>
      </text:section>
      <text:section text:style-name="Sect3" text:name="Section3">
        <text:p text:style-name="P5"><text:span text:style-name="T53">SUMMARY</text:span></text:p>
        <text:p text:style-name="P18"/>
        <text:p text:style-name="P26"><draw:g text:anchor-type="as-char" draw:z-index="12" draw:style-name="gr6"><draw:rect draw:style-name="gr7" draw:text-style-name="P39" svg:width="3.8898in" svg:height="0.0185in" svg:x="0in" svg:y="0in"><text:p/></draw:rect></draw:g></text:p>
        <text:p text:style-name="P27"><text:span text:style-name="T37">As an Academic Guidance Specialist, I'm your compass through the</text:span><text:span text:style-name="T38"> </text:span><text:span text:style-name="T37">educational journey. </text:span><text:span text:style-name="T39">I </text:span><text:span text:style-name="T37">provide personalized support, helping you</text:span><text:span text:style-name="T40"> </text:span><text:span text:style-name="T37">navigate</text:span><text:span text:style-name="T41"> </text:span><text:span text:style-name="T37">the</text:span><text:span text:style-name="T42"> </text:span><text:span text:style-name="T37">academic</text:span><text:span text:style-name="T42"> </text:span><text:span text:style-name="T37">landscape</text:span><text:span text:style-name="T42"> </text:span><text:span text:style-name="T37">with</text:span><text:span text:style-name="T41"> </text:span><text:span text:style-name="T37">confidence.</text:span></text:p>
        <text:p text:style-name="P28"><text:span text:style-name="T37">From</text:span><text:span text:style-name="T43"> </text:span><text:span text:style-name="T37">course</text:span><text:span text:style-name="T43"> </text:span><text:span text:style-name="T37">selection</text:span><text:span text:style-name="T44"> </text:span><text:span text:style-name="T37">to</text:span><text:span text:style-name="T43"> </text:span><text:span text:style-name="T37">career</text:span><text:span text:style-name="T44"> </text:span><text:span text:style-name="T37">planning,</text:span><text:span text:style-name="T43"> </text:span><text:span text:style-name="T37">together,</text:span><text:span text:style-name="T44"> </text:span><text:span text:style-name="T37">we'll</text:span><text:span text:style-name="T43"> </text:span><text:span text:style-name="T37">chart</text:span><text:span text:style-name="T44"> </text:span><text:span text:style-name="T37">a</text:span><text:span text:style-name="T43"> </text:span><text:span text:style-name="T37">path</text:span><text:span text:style-name="T44"> </text:span><text:span text:style-name="T37">to</text:span><text:span text:style-name="T38"> </text:span><text:span text:style-name="T37">your</text:span><text:span text:style-name="T45"> </text:span><text:span text:style-name="T37">success.</text:span></text:p>
        <text:p text:style-name="P30"/>
        <text:p text:style-name="P7"><text:span text:style-name="T54">EXPERIENCE</text:span></text:p>
        <text:p text:style-name="P18"/>
        <text:p text:style-name="P26"><draw:g text:anchor-type="as-char" draw:z-index="13" draw:style-name="gr6"><draw:rect draw:style-name="gr7" draw:text-style-name="P39" svg:width="3.8898in" svg:height="0.0185in" svg:x="0in" svg:y="0in"><text:p/></draw:rect></draw:g></text:p>
        <text:h text:style-name="P1" text:outline-level="2"><text:span text:style-name="T56">Academy</text:span><text:span text:style-name="T58"> </text:span><text:span text:style-name="T1">Counselor</text:span></text:h>
        <text:p text:style-name="P11"><draw:frame draw:style-name="fr1" draw:name="image1.png" text:anchor-type="char" svg:x="2.0756in" svg:y="0.0654in" svg:width="0.0898in" svg:height="0.1028in" draw:z-index="10"><draw:image xlink:href="Pictures/100000010000001100000014BF04D1ED1A17A68E.png" xlink:type="simple" xlink:show="embed" xlink:actuate="onLoad" draw:mime-type="image/png"/></draw:frame><draw:frame draw:style-name="fr1" draw:name="image2.png" text:anchor-type="char" svg:x="3.402in" svg:y="0.0654in" svg:width="0.0772in" svg:height="0.1035in" draw:z-index="11"><draw:image xlink:href="Pictures/100000010000000F000000145C68326110489DBB.png" xlink:type="simple" xlink:show="embed" xlink:actuate="onLoad" draw:mime-type="image/png"/></draw:frame><text:span text:style-name="T5">Edubird</text:span><text:span text:style-name="T7"> </text:span><text:span text:style-name="T5">Organization<text:tab/></text:span><text:span text:style-name="T59">03/202</text:span><text:span text:style-name="T60">3</text:span><text:span text:style-name="T61"> </text:span><text:span text:style-name="T59">-</text:span><text:span text:style-name="T61"> </text:span><text:span text:style-name="T59">09/202</text:span><text:span text:style-name="T60">3</text:span><text:span text:style-name="T59"><text:tab/></text:span><text:span text:style-name="T46">Bhanwarkua</text:span><text:span text:style-name="T47"> </text:span><text:span text:style-name="T46">Indore</text:span></text:p>
        <text:p text:style-name="P6"><text:span text:style-name="T54">STRENGTHS</text:span></text:p>
        <text:p text:style-name="P19"/>
        <text:p text:style-name="P8"><draw:rect text:anchor-type="char" draw:z-index="15" draw:style-name="gr1" draw:text-style-name="P35" svg:width="2.587in" svg:height="0.0185in" svg:x="5.0063in" svg:y="-0.1311in"><text:p/></draw:rect><text:span text:style-name="T25">Problem</text:span><text:span text:style-name="T26"> </text:span><text:span text:style-name="T25">solving</text:span></text:p>
        <text:p text:style-name="P29"><text:span text:style-name="T37">It</text:span><text:span text:style-name="T45"> </text:span><text:span text:style-name="T37">is</text:span><text:span text:style-name="T45"> </text:span><text:span text:style-name="T37">a</text:span><text:span text:style-name="T45"> </text:span><text:span text:style-name="T37">qualities</text:span><text:span text:style-name="T45"> </text:span><text:span text:style-name="T37">that</text:span><text:span text:style-name="T45"> </text:span><text:span text:style-name="T37">help</text:span><text:span text:style-name="T45"> </text:span><text:span text:style-name="T37">you</text:span><text:span text:style-name="T48"> </text:span><text:span text:style-name="T37">determine</text:span><text:span text:style-name="T45"> </text:span><text:span text:style-name="T37">the</text:span><text:span text:style-name="T38"> </text:span><text:span text:style-name="T37">source of a problem and quickly find an</text:span><text:span text:style-name="T40"> </text:span><text:span text:style-name="T37">effective</text:span><text:span text:style-name="T45"> </text:span><text:span text:style-name="T37">solution.</text:span></text:p>
        <text:p text:style-name="P30"/>
        <text:p text:style-name="P7"><draw:rect text:anchor-type="char" draw:z-index="16" draw:style-name="gr1" draw:text-style-name="P35" svg:width="2.587in" svg:height="0.0185in" svg:x="5.0063in" svg:y="0.278in"><text:p/></draw:rect><text:span text:style-name="T54">LANGUAGES</text:span></text:p>
        <text:p text:style-name="P20"/>
        <text:h text:style-name="Heading_20_2" text:outline-level="3"><draw:g text:anchor-type="char" draw:z-index="14" draw:style-name="gr2"><draw:polygon draw:style-name="gr3" draw:text-style-name="P36" svg:width="2.5862in" svg:height="0.0524in" svg:x="5.0067in" svg:y="0.2465in" svg:viewBox="0 0 6570 134" draw:points="6512,134 58,134 49,132 0,76 0,67 0,58 58,0 6512,0 6570,58 6570,76 6521,132"><text:p/></draw:polygon><draw:polygon draw:style-name="gr4" draw:text-style-name="P37" svg:width="2.5862in" svg:height="0.0524in" svg:x="5.0067in" svg:y="0.2465in" svg:viewBox="0 0 6570 134" draw:points="6512,134 58,134 49,132 0,76 0,67 0,58 58,0 6512,0 6570,58 6570,76 6521,132"><text:p/></draw:polygon><draw:frame draw:style-name="gr5" draw:text-style-name="P38" svg:width="0.124in" svg:height="0.124in" svg:x="7.5315in" svg:y="0.2118in"><draw:image xlink:href="Pictures/100000010000001800000018D0CE4D4146CDF6A6.png" xlink:type="simple" xlink:show="embed" xlink:actuate="onLoad" draw:mime-type="image/png"><text:p/></draw:image></draw:frame></draw:g><text:span text:style-name="T15">Hindi</text:span></text:h>
      </text:section>
      <text:section text:style-name="Sect1" text:name="Section4">
        <text:p text:style-name="P21"/>
        <text:p text:style-name="P9"><draw:rect text:anchor-type="char" draw:z-index="0" draw:style-name="gr9" draw:text-style-name="P35" svg:width="3.8894in" svg:height="0.0185in" svg:x="0.678in" svg:y="0.2283in"><text:p/></draw:rect><text:span text:style-name="T55">EDUCATION</text:span></text:p>
        <text:h text:style-name="P2" text:outline-level="2"><text:span text:style-name="T62">10th</text:span><text:span text:style-name="T63"> </text:span><text:span text:style-name="T62">From</text:span><text:span text:style-name="T64"> </text:span><text:span text:style-name="T62">MP</text:span><text:span text:style-name="T65"> </text:span><text:span text:style-name="T62">Board</text:span></text:h>
        <text:p text:style-name="P10"><text:span text:style-name="T6">Govt.</text:span><text:span text:style-name="T8"> </text:span><text:span text:style-name="T6">Higher</text:span><text:span text:style-name="T9"> </text:span><text:span text:style-name="T6">Secondry</text:span><text:span text:style-name="T10"> </text:span><text:span text:style-name="T6">School</text:span><text:span text:style-name="T11"> </text:span><text:span text:style-name="T6">Barwaha</text:span></text:p>
        <text:p text:style-name="P23"/>
        <text:h text:style-name="Heading_20_1" text:outline-level="2"><text:span text:style-name="T62">12th</text:span><text:span text:style-name="T57"> </text:span><text:span text:style-name="T62">From</text:span><text:span text:style-name="T57"> </text:span><text:span text:style-name="T62">MP</text:span><text:span text:style-name="T66"> </text:span><text:span text:style-name="T62">Board</text:span></text:h>
        <text:p text:style-name="P10"><text:span text:style-name="T6">Govt.</text:span><text:span text:style-name="T12"> </text:span><text:span text:style-name="T6">Girls</text:span><text:span text:style-name="T9"> </text:span><text:span text:style-name="T6">Higher</text:span><text:span text:style-name="T13"> </text:span><text:span text:style-name="T6">Secondry</text:span><text:span text:style-name="T14"> </text:span><text:span text:style-name="T6">School</text:span><text:span text:style-name="T9"> </text:span><text:span text:style-name="T6">Barwaha</text:span></text:p>
        <text:p text:style-name="P24"/>
        <text:h text:style-name="Heading_20_1" text:outline-level="2"><text:span text:style-name="T56">B.Sc</text:span><text:span text:style-name="T67"> </text:span><text:span text:style-name="T1">Biotechnology</text:span></text:h>
        <text:h text:style-name="P3" text:outline-level="3"><text:span text:style-name="T16">Sardar</text:span><text:span text:style-name="T17"> </text:span><text:span text:style-name="T16">Vallabh</text:span><text:span text:style-name="T18"> </text:span><text:span text:style-name="T19">Bhai</text:span><text:span text:style-name="T18"> </text:span><text:span text:style-name="T19">Patel</text:span><text:span text:style-name="T20"> </text:span><text:span text:style-name="T19">College</text:span><text:span text:style-name="T18"> </text:span><text:span text:style-name="T19">Mandleshwa</text:span></text:h>
        <text:p text:style-name="P22"/>
        <text:p text:style-name="P9"><draw:rect text:anchor-type="char" draw:z-index="1" draw:style-name="gr9" draw:text-style-name="P35" svg:width="3.8894in" svg:height="0.0185in" svg:x="0.678in" svg:y="0.2283in"><text:p/></draw:rect><text:span text:style-name="T53">SKILLS</text:span></text:p>
        <text:p text:style-name="P25"/>
        <text:p text:style-name="P12"><draw:polygon text:anchor-type="char" draw:z-index="2" draw:style-name="gr8" draw:text-style-name="P40" svg:width="1.0287in" svg:height="0.0079in" svg:x="0.6776in" svg:y="0.2504in" svg:viewBox="0 0 2614 21" draw:points="2614,21 0,21 21,0 2591,0"><text:p/></draw:polygon><text:span text:style-name="T69">Self</text:span><text:span text:style-name="T71"> </text:span><text:span text:style-name="T69">motivation</text:span></text:p>
        <text:p text:style-name="P31"/>
        <text:p text:style-name="P12"><draw:polygon text:anchor-type="char" draw:z-index="3" draw:style-name="gr8" draw:text-style-name="P40" svg:width="1.1079in" svg:height="0.0079in" svg:x="0.6776in" svg:y="0.2504in" svg:viewBox="0 0 2815 21" draw:points="2815,21 0,21 21,0 2792,0"><text:p/></draw:polygon><text:span text:style-name="T70">Problem-solving</text:span></text:p>
        <text:p text:style-name="P31"/>
        <text:p text:style-name="P12"><draw:polygon text:anchor-type="char" draw:z-index="4" draw:style-name="gr8" draw:text-style-name="P40" svg:width="1.2398in" svg:height="0.0079in" svg:x="0.6776in" svg:y="0.2504in" svg:viewBox="0 0 3150 21" draw:points="3150,21 0,21 21,0 3127,0"><text:p/></draw:polygon><text:span text:style-name="T69">Time</text:span><text:span text:style-name="T72"> </text:span><text:span text:style-name="T69">management</text:span></text:p>
        <text:p text:style-name="P31"/>
        <text:p text:style-name="P12"><draw:polygon text:anchor-type="char" draw:z-index="5" draw:style-name="gr8" draw:text-style-name="P40" svg:width="0.6591in" svg:height="0.0079in" svg:x="0.6776in" svg:y="0.2504in" svg:viewBox="0 0 1675 21" draw:points="1675,21 0,21 21,0 1652,0"><text:p/></draw:polygon><text:span text:style-name="T70">Punctual</text:span></text:p>
        <text:p text:style-name="P31"/>
        <text:p text:style-name="P12"><draw:polygon text:anchor-type="char" draw:z-index="6" draw:style-name="gr8" draw:text-style-name="P40" svg:width="1.0642in" svg:height="0.0079in" svg:x="0.6776in" svg:y="0.2504in" svg:viewBox="0 0 2704 21" draw:points="2704,21 0,21 21,0 2681,0"><text:p/></draw:polygon><text:span text:style-name="T70">Communication</text:span></text:p>
        <text:p text:style-name="P31"/>
        <text:p text:style-name="P12"><draw:polygon text:anchor-type="char" draw:z-index="7" draw:style-name="gr8" draw:text-style-name="P40" svg:width="0.7031in" svg:height="0.0079in" svg:x="0.6776in" svg:y="0.2504in" svg:viewBox="0 0 1787 21" draw:points="1787,21 0,21 21,0 1766,0"><text:p/></draw:polygon><text:span text:style-name="T69">Flexibility</text:span></text:p>
        <text:p text:style-name="P31"/>
        <text:p text:style-name="P12"><draw:polygon text:anchor-type="char" draw:z-index="8" draw:style-name="gr8" draw:text-style-name="P40" svg:width="0.6685in" svg:height="0.0079in" svg:x="0.6776in" svg:y="0.2504in" svg:viewBox="0 0 1699 21" draw:points="1699,21 0,21 21,0 1676,0"><text:p/></draw:polygon><text:span text:style-name="T70">Patience</text:span></text:p>
        <text:p text:style-name="P31"/>
        <text:p text:style-name="P12"><draw:polygon text:anchor-type="char" draw:z-index="9" draw:style-name="gr8" draw:text-style-name="P40" svg:width="1.1343in" svg:height="0.0079in" svg:x="0.6776in" svg:y="0.2504in" svg:viewBox="0 0 2882 21" draw:points="2882,21 0,21 21,0 2859,0"><text:p/></draw:polygon><text:span text:style-name="T70">Decision-making</text:span></text:p>
        <text:p text:style-name="P30"/>
        <text:p text:style-name="P30"/>
        <text:p text:style-name="P30"/>
        <text:p text:style-name="P32"/>
      </text:section>
      <text:section text:style-name="Sect4" text:name="Section5">
        <text:p text:style-name="Text_20_body"/>
        <text:p text:style-name="Text_20_body"/>
        <text:p text:style-name="P33"/>
        <text:p text:style-name="P13"><text:a xlink:type="simple" xlink:href="http://www.enhancv.com/" text:style-name="Default_20_Style" text:visited-style-name="Default_20_Style"><text:span text:style-name="T49">www.enhancv.com</text:span></text:a></text:p>
        <text:p text:style-name="P14"><text:soft-page-break/><text:a xlink:type="simple" xlink:href="https://enhancv.com/resume" text:style-name="Default_20_Style" text:visited-style-name="Default_20_Style"><text:span text:style-name="T50">Powered</text:span></text:a><text:a xlink:type="simple" xlink:href="https://enhancv.com/resume" text:style-name="Default_20_Style" text:visited-style-name="Default_20_Style"><text:span text:style-name="T51"> </text:span></text:a><text:a xlink:type="simple" xlink:href="https://enhancv.com/resume" text:style-name="Default_20_Style" text:visited-style-name="Default_20_Style"><text:span text:style-name="T50">by<text:tab/></text:span></text:a><text:a xlink:type="simple" xlink:href="https://enhancv.com/resume" text:style-name="Default_20_Style" text:visited-style-name="Default_20_Style"><text:span text:style-name="T52"></text:span></text:a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font-name="Tahoma" fo:font-family="Tahoma" style:font-family-generic="roman" style:font-pitch="variable" fo:language="en" fo:country="US" style:font-name-asian="Tahoma1" style:font-family-asian="Tahoma" style:font-family-generic-asian="system" style:font-pitch-asian="variable" style:language-asian="en" style:country-asian="US" style:font-name-complex="Tahoma1" style:font-family-complex="Tahom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ahoma" fo:font-family="Tahoma" style:font-family-generic="roman" style:font-pitch="variable" fo:font-size="8pt" fo:language="en" fo:country="US" style:font-name-asian="Tahoma1" style:font-family-asian="Tahoma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799in" fo:margin-right="0in" fo:text-indent="0in" style:auto-text-indent="false"/>
      <style:text-properties style:font-name="Trebuchet MS" fo:font-family="'Trebuchet MS'" style:font-family-generic="roman" style:font-pitch="variable" fo:font-size="10.5pt" fo:language="en" fo:country="US" style:font-name-asian="Trebuchet MS1" style:font-family-asian="'Trebuchet MS'" style:font-family-generic-asian="system" style:font-pitch-asian="variable" style:font-size-asian="10.5pt" style:language-asian="en" style:country-asian="US" style:font-name-complex="Trebuchet MS1" style:font-family-complex="'Trebuchet MS'" style:font-family-generic-complex="system" style:font-pitch-complex="variable" style:font-size-complex="10.5pt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0799in" fo:margin-right="0in" fo:text-indent="0in" style:auto-text-indent="false"/>
      <style:text-properties style:font-name="Trebuchet MS" fo:font-family="'Trebuchet MS'" style:font-family-generic="roman" style:font-pitch="variable" fo:font-size="9.5pt" fo:language="en" fo:country="US" style:font-name-asian="Trebuchet MS1" style:font-family-asian="'Trebuchet MS'" style:font-family-generic-asian="system" style:font-pitch-asian="variable" style:font-size-asian="9.5pt" style:language-asian="en" style:country-asian="US" style:font-name-complex="Trebuchet MS1" style:font-family-complex="'Trebuchet MS'" style:font-family-generic-complex="system" style:font-pitch-complex="variable" style:font-size-complex="9.5pt" style:language-complex="ar" style:country-complex="SA"/>
    </style:style>
    <style:style style:name="Title" style:family="paragraph" style:parent-style-name="Standard" style:class="chapter">
      <style:paragraph-properties fo:margin-left="0.0799in" fo:margin-right="0in" fo:margin-top="0.0516in" fo:margin-bottom="0in" style:contextual-spacing="false" fo:text-indent="0in" style:auto-text-indent="false"/>
      <style:text-properties style:font-name="Trebuchet MS" fo:font-family="'Trebuchet MS'" style:font-family-generic="roman" style:font-pitch="variable" fo:font-size="22.5pt" fo:language="en" fo:country="US" style:font-name-asian="Trebuchet MS1" style:font-family-asian="'Trebuchet MS'" style:font-family-generic-asian="system" style:font-pitch-asian="variable" style:font-size-asian="22.5pt" style:language-asian="en" style:country-asian="US" style:font-name-complex="Trebuchet MS1" style:font-family-complex="'Trebuchet MS'" style:font-family-generic-complex="system" style:font-pitch-complex="variable" style:font-size-complex="22.5pt" style:language-complex="ar" style:country-complex="SA"/>
    </style:style>
    <style:style style:name="List_20_Paragraph" style:display-name="List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8in" fo:page-height="11.7083in" style:num-format="1" style:print-orientation="portrait" fo:margin-top="0.5138in" fo:margin-bottom="0in" fo:margin-left="0.5972in" fo:margin-right="0.68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ornima Choyal   Resume</dc:title>
    <meta:creation-date>2023-12-30T04:43:46</meta:creation-date>
    <dc:date>2023-12-30T10:14:43.467776064</dc:date>
    <meta:editing-duration>PT51S</meta:editing-duration>
    <meta:generator>LibreOffice/7.3.7.2$Linux_X86_64 LibreOffice_project/30$Build-2</meta:generator>
    <meta:editing-cycles>1</meta:editing-cycles>
    <meta:document-statistic meta:table-count="0" meta:image-count="2" meta:object-count="0" meta:page-count="2" meta:paragraph-count="36" meta:word-count="134" meta:character-count="952" meta:non-whitespace-character-count="852"/>
    <meta:user-defined meta:name="AppVersion">12.0000</meta:user-defined>
    <meta:user-defined meta:name="Created" meta:value-type="date">2023-11-23T00:00:00</meta:user-defined>
    <meta:user-defined meta:name="Creator">Enhancv</meta:user-defined>
    <meta:user-defined meta:name="LastSaved" meta:value-type="date">2023-12-30T00:00:00</meta:user-defined>
    <meta:template xlink:type="simple" xlink:actuate="onRequest" xlink:title="Normal" xlink:href=""/>
  </office:meta>
</office:document-meta>
</file>